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OnsiteAssignment" style:family="table">
      <style:table-properties style:width="2.75in" table:align="left"/>
    </style:style>
    <style:style style:name="OnsiteAssignment.A" style:family="table-column">
      <style:table-column-properties style:column-width="0.6875in"/>
    </style:style>
    <style:style style:name="OnsiteAssignment.B" style:family="table-column">
      <style:table-column-properties style:column-width="0.625in"/>
    </style:style>
    <style:style style:name="OnsiteAssignment.D" style:family="table-column">
      <style:table-column-properties style:column-width="0.75in"/>
    </style:style>
    <style:style style:name="OnsiteAssignment.A1" style:family="table-cell">
      <style:table-cell-properties fo:padding="0.0382in" fo:border-left="0.05pt solid #000000" fo:border-right="none" fo:border-top="0.05pt solid #000000" fo:border-bottom="0.05pt solid #000000"/>
    </style:style>
    <style:style style:name="OnsiteAssignment.C1" style:family="table-cell">
      <style:table-cell-properties fo:padding="0.0382in" fo:border="0.05pt solid #000000"/>
    </style:style>
    <style:style style:name="OnsiteAssignment.A2" style:family="table-cell">
      <style:table-cell-properties fo:padding="0.0382in" fo:border-left="0.05pt solid #000000" fo:border-right="none" fo:border-top="none" fo:border-bottom="0.05pt solid #000000"/>
    </style:style>
    <style:style style:name="OnsiteAssignment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break-before="column" style:shadow="none"/>
      <style:text-properties style:font-name="Liberation Serif" fo:font-size="11pt" officeooo:paragraph-rsid="00157aba" style:font-size-asian="11pt" style:font-size-complex="11pt"/>
    </style:style>
    <style:style style:name="P2" style:family="paragraph" style:parent-style-name="Text_20_body">
      <style:paragraph-properties fo:break-before="column" style:shadow="none"/>
      <style:text-properties style:font-name="Liberation Serif" fo:font-size="11pt" officeooo:paragraph-rsid="003e3b80" style:font-size-asian="11pt" style:font-size-complex="11pt"/>
    </style:style>
    <style:style style:name="P3" style:family="paragraph" style:parent-style-name="Text_20_body">
      <style:paragraph-properties fo:margin-left="0in" fo:margin-right="0in" fo:text-indent="0in" style:auto-text-indent="false" style:shadow="none"/>
      <style:text-properties style:font-name="Liberation Serif" officeooo:paragraph-rsid="0017273a"/>
    </style:style>
    <style:style style:name="P4" style:family="paragraph" style:parent-style-name="Text_20_body">
      <style:paragraph-properties style:shadow="none"/>
      <style:text-properties fo:color="#666666" style:font-name="Liberation Serif" fo:font-weight="bold" officeooo:rsid="0013023f" officeooo:paragraph-rsid="0013023f" style:font-weight-asian="bold" style:font-weight-complex="bold"/>
    </style:style>
    <style:style style:name="P5" style:family="paragraph" style:parent-style-name="Text_20_body">
      <style:paragraph-properties style:shadow="none"/>
      <style:text-properties fo:color="#666666" style:font-name="Liberation Serif" fo:font-weight="bold" officeooo:rsid="0013023f" officeooo:paragraph-rsid="002a7cd0" style:font-weight-asian="bold" style:font-weight-complex="bold"/>
    </style:style>
    <style:style style:name="P6" style:family="paragraph" style:parent-style-name="Text_20_body">
      <style:paragraph-properties fo:margin-top="0in" fo:margin-bottom="0.0575in" loext:contextual-spacing="false" fo:line-height="100%" style:shadow="none"/>
      <style:text-properties fo:color="#666666" style:font-name="Liberation Serif" fo:font-weight="bold" officeooo:rsid="0013023f" officeooo:paragraph-rsid="0028fe55" style:font-weight-asian="bold" style:font-weight-complex="bold"/>
    </style:style>
    <style:style style:name="P7" style:family="paragraph" style:parent-style-name="Text_20_body">
      <style:paragraph-properties fo:margin-top="0in" fo:margin-bottom="0.0575in" loext:contextual-spacing="false" fo:line-height="100%" style:shadow="none"/>
      <style:text-properties fo:color="#666666" style:font-name="Liberation Serif" fo:font-weight="bold" officeooo:rsid="0028fe55" officeooo:paragraph-rsid="0028fe55" style:font-weight-asian="bold" style:font-weight-complex="bold"/>
    </style:style>
    <style:style style:name="P8" style:family="paragraph" style:parent-style-name="Standard" style:list-style-name="L1">
      <style:paragraph-properties style:shadow="none"/>
      <style:text-properties style:font-name="Liberation Serif" fo:font-size="11pt" fo:font-weight="normal" officeooo:rsid="003e7dc0" officeooo:paragraph-rsid="003e7dc0" style:font-size-asian="11pt" style:font-weight-asian="normal" style:font-size-complex="11pt" style:font-weight-complex="normal"/>
    </style:style>
    <style:style style:name="P9" style:family="paragraph" style:parent-style-name="Standard" style:list-style-name="L1">
      <style:paragraph-properties style:shadow="none"/>
      <style:text-properties style:font-name="Liberation Serif" fo:font-size="11pt" fo:font-weight="normal" officeooo:rsid="0013f2a7" officeooo:paragraph-rsid="003e7dc0" style:font-size-asian="11pt" style:font-weight-asian="normal" style:font-size-complex="11pt" style:font-weight-complex="normal"/>
    </style:style>
    <style:style style:name="P10" style:family="paragraph" style:parent-style-name="Heading_20_1">
      <style:paragraph-properties style:shadow="none"/>
      <style:text-properties style:font-name="Liberation Serif" officeooo:rsid="00240e5b"/>
    </style:style>
    <style:style style:name="P11" style:family="paragraph" style:parent-style-name="Text_20_body" style:list-style-name="L1">
      <style:paragraph-properties style:shadow="none"/>
      <style:text-properties style:font-name="Liberation Serif" fo:font-size="11pt" fo:font-weight="normal" officeooo:rsid="00352b35" officeooo:paragraph-rsid="0013f2a7" style:font-size-asian="11pt" style:font-weight-asian="normal" style:font-size-complex="11pt" style:font-weight-complex="normal"/>
    </style:style>
    <style:style style:name="P12" style:family="paragraph" style:parent-style-name="Text_20_body" style:list-style-name="L1">
      <style:paragraph-properties style:shadow="none"/>
      <style:text-properties style:font-name="Liberation Serif" fo:font-size="11pt" fo:font-weight="normal" officeooo:rsid="0013f2a7" officeooo:paragraph-rsid="00157aba" style:font-size-asian="11pt" style:font-weight-asian="normal" style:font-size-complex="11pt" style:font-weight-complex="normal"/>
    </style:style>
    <style:style style:name="P13" style:family="paragraph" style:parent-style-name="Text_20_body">
      <style:paragraph-properties style:shadow="none"/>
      <style:text-properties style:font-name="Liberation Serif" fo:font-size="11pt" fo:font-weight="normal" officeooo:rsid="0013f2a7" officeooo:paragraph-rsid="00157aba" style:font-size-asian="11pt" style:font-weight-asian="normal" style:font-size-complex="11pt" style:font-weight-complex="normal"/>
    </style:style>
    <style:style style:name="P14" style:family="paragraph" style:parent-style-name="Text_20_body" style:list-style-name="L1">
      <style:paragraph-properties style:shadow="none"/>
      <style:text-properties style:font-name="Liberation Serif" fo:font-size="11pt" fo:font-weight="normal" officeooo:rsid="003b60c4" officeooo:paragraph-rsid="003b60c4" style:font-size-asian="11pt" style:font-weight-asian="normal" style:font-size-complex="11pt" style:font-weight-complex="normal"/>
    </style:style>
    <style:style style:name="P15" style:family="paragraph" style:parent-style-name="Text_20_body" style:list-style-name="L2">
      <style:paragraph-properties fo:text-align="start" style:justify-single-word="false" style:shadow="none"/>
      <style:text-properties style:font-name="Liberation Serif" fo:font-size="11pt" officeooo:rsid="0045643d" officeooo:paragraph-rsid="0045643d" style:font-size-asian="11pt" style:font-size-complex="11pt"/>
    </style:style>
    <style:style style:name="P16" style:family="paragraph" style:parent-style-name="Text_20_body" style:list-style-name="L2">
      <style:paragraph-properties fo:text-align="start" style:justify-single-word="false" style:shadow="none"/>
      <style:text-properties style:font-name="Liberation Serif" fo:font-size="11pt" officeooo:rsid="004868d2" officeooo:paragraph-rsid="004868d2" style:font-size-asian="11pt" style:font-size-complex="11pt"/>
    </style:style>
    <style:style style:name="P17" style:family="paragraph" style:parent-style-name="Text_20_body" style:list-style-name="L2">
      <style:paragraph-properties style:shadow="none"/>
      <style:text-properties style:font-name="Liberation Serif" fo:font-size="11pt" officeooo:rsid="0048e24c" officeooo:paragraph-rsid="0048e24c" style:font-size-asian="11pt" style:font-size-complex="11pt"/>
    </style:style>
    <style:style style:name="P18" style:family="paragraph" style:parent-style-name="Text_20_body" style:list-style-name="L2">
      <style:paragraph-properties style:shadow="none"/>
      <style:text-properties style:font-name="Liberation Serif" fo:font-size="11pt" officeooo:rsid="00495820" officeooo:paragraph-rsid="00495820" style:font-size-asian="11pt" style:font-size-complex="11pt"/>
    </style:style>
    <style:style style:name="P19" style:family="paragraph" style:parent-style-name="Text_20_body" style:list-style-name="L2">
      <style:paragraph-properties style:shadow="none"/>
      <style:text-properties style:font-name="Liberation Serif" fo:font-size="11pt" officeooo:rsid="00526a04" officeooo:paragraph-rsid="00526a04" style:font-size-asian="11pt" style:font-size-complex="11pt"/>
    </style:style>
    <style:style style:name="P20" style:family="paragraph" style:parent-style-name="Text_20_body" style:list-style-name="L2">
      <style:paragraph-properties style:shadow="none"/>
      <style:text-properties style:font-name="Liberation Serif" fo:font-size="11pt" officeooo:rsid="004bc2eb" officeooo:paragraph-rsid="004bc2eb" style:font-size-asian="11pt" style:font-size-complex="11pt"/>
    </style:style>
    <style:style style:name="P21" style:family="paragraph" style:parent-style-name="Text_20_body">
      <style:paragraph-properties fo:margin-left="0in" fo:margin-right="0in" fo:text-align="start" style:justify-single-word="false" fo:text-indent="0in" style:auto-text-indent="false" style:shadow="none"/>
      <style:text-properties style:font-name="Liberation Serif" fo:font-weight="bold" officeooo:rsid="002c2111" officeooo:paragraph-rsid="005fe638" style:font-weight-asian="bold" style:font-weight-complex="bold"/>
    </style:style>
    <style:style style:name="P22" style:family="paragraph" style:parent-style-name="Text_20_body">
      <style:paragraph-properties fo:margin-left="0in" fo:margin-right="0in" fo:text-align="start" style:justify-single-word="false" fo:text-indent="0in" style:auto-text-indent="false" style:shadow="none"/>
      <style:text-properties style:font-name="Liberation Serif" fo:font-weight="bold" officeooo:rsid="0013f2a7" officeooo:paragraph-rsid="005feec7" style:font-weight-asian="bold" style:font-weight-complex="bold"/>
    </style:style>
    <style:style style:name="P23" style:family="paragraph" style:parent-style-name="Text_20_body">
      <style:paragraph-properties fo:margin-left="0in" fo:margin-right="0in" fo:text-align="start" style:justify-single-word="false" fo:text-indent="0in" style:auto-text-indent="false" style:shadow="none"/>
      <style:text-properties style:font-name="Liberation Serif" officeooo:rsid="0013f2a7" officeooo:paragraph-rsid="003e3b80"/>
    </style:style>
    <style:style style:name="P24" style:family="paragraph" style:parent-style-name="Text_20_body">
      <style:paragraph-properties fo:margin-left="0in" fo:margin-right="0in" fo:text-align="start" style:justify-single-word="false" fo:text-indent="0in" style:auto-text-indent="false" style:shadow="none"/>
      <style:text-properties style:font-name="Liberation Serif" officeooo:rsid="0013f2a7" officeooo:paragraph-rsid="00157aba"/>
    </style:style>
    <style:style style:name="P25" style:family="paragraph" style:parent-style-name="Text_20_body">
      <style:paragraph-properties fo:break-before="column" style:shadow="none"/>
      <style:text-properties style:font-name="Liberation Serif" fo:font-size="11pt" fo:font-weight="normal" officeooo:rsid="0013f2a7" officeooo:paragraph-rsid="00157aba" style:font-size-asian="11pt" style:font-weight-asian="normal" style:font-size-complex="11pt" style:font-weight-complex="normal"/>
    </style:style>
    <style:style style:name="P26" style:family="paragraph" style:parent-style-name="Heading_20_3">
      <style:paragraph-properties fo:break-before="column" fo:padding="0.0201in" fo:border-left="none" fo:border-right="none" fo:border-top="0.06pt solid #000000" fo:border-bottom="0.06pt solid #000000" style:shadow="none"/>
    </style:style>
    <style:style style:name="P27" style:family="paragraph" style:parent-style-name="Heading_20_3">
      <style:paragraph-properties fo:padding="0.0201in" fo:border-left="none" fo:border-right="none" fo:border-top="0.06pt solid #000000" fo:border-bottom="0.06pt solid #000000" style:shadow="none"/>
      <style:text-properties officeooo:rsid="0020bee8" officeooo:paragraph-rsid="0020bee8"/>
    </style:style>
    <style:style style:name="P28" style:family="paragraph" style:parent-style-name="Heading_20_3">
      <style:paragraph-properties fo:text-align="start" style:justify-single-word="false" fo:padding="0.0201in" fo:border-left="none" fo:border-right="none" fo:border-top="0.06pt solid #000000" fo:border-bottom="0.06pt solid #000000" style:shadow="none"/>
      <style:text-properties officeooo:paragraph-rsid="0045643d"/>
    </style:style>
    <style:style style:name="P29" style:family="paragraph" style:parent-style-name="Table_20_Contents">
      <style:paragraph-properties fo:text-align="start" style:justify-single-word="false"/>
      <style:text-properties style:font-name="Liberation Serif" officeooo:rsid="005fe638" officeooo:paragraph-rsid="005fe638"/>
    </style:style>
    <style:style style:name="P30" style:family="paragraph" style:parent-style-name="Table_20_Contents">
      <style:paragraph-properties fo:text-align="center" style:justify-single-word="false"/>
      <style:text-properties style:font-name="Liberation Serif" officeooo:rsid="005fe638" officeooo:paragraph-rsid="005fe638"/>
    </style:style>
    <style:style style:name="P31" style:family="paragraph" style:parent-style-name="Table_20_Contents">
      <style:paragraph-properties fo:text-align="start" style:justify-single-word="false"/>
      <style:text-properties style:font-name="Liberation Serif" fo:font-size="11pt" officeooo:rsid="005fe638" officeooo:paragraph-rsid="005fe638" style:font-size-asian="11pt" style:font-size-complex="11pt"/>
    </style:style>
    <style:style style:name="P32" style:family="paragraph" style:parent-style-name="Table_20_Contents">
      <style:paragraph-properties fo:text-align="center" style:justify-single-word="false"/>
      <style:text-properties style:font-name="Liberation Serif" fo:font-size="11pt" officeooo:rsid="005fe638" officeooo:paragraph-rsid="005fe638" style:font-size-asian="11pt" style:font-size-complex="11pt"/>
    </style:style>
    <style:style style:name="T1" style:family="text">
      <style:text-properties fo:font-weight="normal" officeooo:rsid="0013f2a7" style:font-weight-asian="normal" style:font-weight-complex="normal"/>
    </style:style>
    <style:style style:name="T2" style:family="text">
      <style:text-properties fo:font-weight="normal" officeooo:rsid="0017273a" style:font-weight-asian="normal" style:font-weight-complex="normal"/>
    </style:style>
    <style:style style:name="T3" style:family="text">
      <style:text-properties fo:font-weight="normal" officeooo:rsid="0030cb79" style:font-weight-asian="normal" style:font-weight-complex="normal"/>
    </style:style>
    <style:style style:name="T4" style:family="text">
      <style:text-properties fo:font-weight="normal" officeooo:rsid="003e3b80" style:font-weight-asian="normal" style:font-weight-complex="normal"/>
    </style:style>
    <style:style style:name="T5" style:family="text">
      <style:text-properties fo:font-size="11pt" fo:font-weight="normal" style:font-size-asian="11pt" style:font-weight-asian="normal" style:font-size-complex="11pt" style:font-weight-complex="normal"/>
    </style:style>
    <style:style style:name="T6" style:family="text">
      <style:text-properties fo:font-size="11pt" fo:font-weight="normal" officeooo:rsid="0017273a" style:font-size-asian="11pt" style:font-weight-asian="normal" style:font-size-complex="11pt" style:font-weight-complex="normal"/>
    </style:style>
    <style:style style:name="T7" style:family="text">
      <style:text-properties fo:font-size="11pt" fo:font-weight="normal" officeooo:rsid="0025e9d5" style:font-size-asian="11pt" style:font-weight-asian="normal" style:font-size-complex="11pt" style:font-weight-complex="normal"/>
    </style:style>
    <style:style style:name="T8" style:family="text">
      <style:text-properties fo:font-size="11pt" fo:font-weight="normal" officeooo:rsid="002b312a" style:font-size-asian="11pt" style:font-weight-asian="normal" style:font-size-complex="11pt" style:font-weight-complex="normal"/>
    </style:style>
    <style:style style:name="T9" style:family="text">
      <style:text-properties fo:font-size="11pt" fo:font-weight="normal" officeooo:rsid="002c2111" style:font-size-asian="11pt" style:font-weight-asian="normal" style:font-size-complex="11pt" style:font-weight-complex="normal"/>
    </style:style>
    <style:style style:name="T10" style:family="text">
      <style:text-properties fo:font-size="11pt" fo:font-weight="normal" officeooo:rsid="003378a1" style:font-size-asian="11pt" style:font-weight-asian="normal" style:font-size-complex="11pt" style:font-weight-complex="normal"/>
    </style:style>
    <style:style style:name="T11" style:family="text">
      <style:text-properties fo:font-size="11pt" fo:font-weight="normal" officeooo:rsid="003e3b80" style:font-size-asian="11pt" style:font-weight-asian="normal" style:font-size-complex="11pt" style:font-weight-complex="normal"/>
    </style:style>
    <style:style style:name="T12" style:family="text">
      <style:text-properties fo:font-size="11pt" fo:font-weight="normal" officeooo:rsid="004fd7e5" style:font-size-asian="11pt" style:font-weight-asian="normal" style:font-size-complex="11pt" style:font-weight-complex="normal"/>
    </style:style>
    <style:style style:name="T13" style:family="text">
      <style:text-properties fo:font-size="11pt" fo:font-style="normal" fo:font-weight="normal" officeooo:rsid="0017273a" style:font-size-asian="11pt" style:font-style-asian="normal" style:font-weight-asian="normal" style:font-size-complex="11pt" style:font-style-complex="normal" style:font-weight-complex="normal"/>
    </style:style>
    <style:style style:name="T14" style:family="text">
      <style:text-properties fo:font-size="11pt" fo:font-style="normal" fo:font-weight="normal" officeooo:rsid="00287c35" style:font-size-asian="11pt" style:font-style-asian="normal" style:font-weight-asian="normal" style:font-size-complex="11pt" style:font-style-complex="normal" style:font-weight-complex="normal"/>
    </style:style>
    <style:style style:name="T15" style:family="text">
      <style:text-properties fo:font-size="11pt" style:font-size-asian="11pt" style:font-size-complex="11pt"/>
    </style:style>
    <style:style style:name="T16" style:family="text">
      <style:text-properties fo:font-size="11pt" officeooo:rsid="005fe638" style:font-size-asian="11pt" style:font-size-complex="11pt"/>
    </style:style>
    <style:style style:name="T17" style:family="text">
      <style:text-properties fo:font-weight="bold" officeooo:rsid="0013f2a7" style:font-weight-asian="bold" style:font-weight-complex="bold"/>
    </style:style>
    <style:style style:name="T18" style:family="text">
      <style:text-properties fo:font-weight="bold" officeooo:rsid="0025e9d5" style:font-weight-asian="bold" style:font-weight-complex="bold"/>
    </style:style>
    <style:style style:name="T19" style:family="text">
      <style:text-properties fo:font-weight="bold" officeooo:rsid="003e3b80" style:font-weight-asian="bold" style:font-weight-complex="bold"/>
    </style:style>
    <style:style style:name="T20" style:family="text">
      <style:text-properties fo:font-weight="bold" officeooo:rsid="0030cb79" style:font-weight-asian="bold" style:font-weight-complex="bold"/>
    </style:style>
    <style:style style:name="T21" style:family="text">
      <style:text-properties officeooo:rsid="0028fe55"/>
    </style:style>
    <style:style style:name="T22" style:family="text">
      <style:text-properties officeooo:rsid="002a7cd0"/>
    </style:style>
    <style:style style:name="T23" style:family="text">
      <style:text-properties officeooo:rsid="002c2111"/>
    </style:style>
    <style:style style:name="T24" style:family="text">
      <style:text-properties officeooo:rsid="0030cb79"/>
    </style:style>
    <style:style style:name="T25" style:family="text">
      <style:text-properties officeooo:rsid="00352b35"/>
    </style:style>
    <style:style style:name="T26" style:family="text">
      <style:text-properties officeooo:rsid="0036326c"/>
    </style:style>
    <style:style style:name="T27" style:family="text">
      <style:text-properties officeooo:rsid="003e3b80"/>
    </style:style>
    <style:style style:name="T28" style:family="text">
      <style:text-properties officeooo:rsid="00495820"/>
    </style:style>
    <style:style style:name="T29" style:family="text">
      <style:text-properties officeooo:rsid="004d2108"/>
    </style:style>
    <style:style style:name="T30" style:family="text">
      <style:text-properties officeooo:rsid="004dbd40"/>
    </style:style>
    <style:style style:name="T31" style:family="text">
      <style:text-properties officeooo:rsid="004f6342"/>
    </style:style>
    <style:style style:name="T32" style:family="text">
      <style:text-properties officeooo:rsid="0050a974"/>
    </style:style>
    <style:style style:name="T33" style:family="text">
      <style:text-properties officeooo:rsid="00544f2f"/>
    </style:style>
    <style:style style:name="T34" style:family="text">
      <style:text-properties officeooo:rsid="005ad362"/>
    </style:style>
    <style:style style:name="Sect1" style:family="section">
      <style:section-properties text:dont-balance-text-columns="false" style:editable="false">
        <style:columns fo:column-count="2">
          <style:column style:rel-width="4342*" fo:start-indent="0in" fo:end-indent="0in"/>
          <style:column style:rel-width="2174*" fo:start-indent="0in" fo:end-indent="0in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Vishnu Vasan Nehru</text:h>
      <text:p text:style-name="P6"><text:span text:style-name="T21">B10,New Housing Unit,</text:span><text:line-break/><text:span text:style-name="T21">Mannargudi,</text:span></text:p>
      <text:p text:style-name="P7">Thiruvarur(D.T)</text:p>
      <text:p text:style-name="P7">TamilNadu,</text:p>
      <text:p text:style-name="P7">India-614001</text:p>
      <text:p text:style-name="P4"/>
      <text:p text:style-name="P5">(<text:span text:style-name="T22">+91</text:span>) <text:span text:style-name="T22">74113-67797</text:span><text:line-break/><text:span text:style-name="T22">vishnuvasan@zoho.com</text:span></text:p>
      <text:h text:style-name="P26" text:outline-level="3">Education</text:h>
      <text:p text:style-name="P3"><text:span text:style-name="T18">Bachelor of Engineering (Electronics &amp; Communication Engg)</text:span><text:span text:style-name="T17"><text:line-break/></text:span><text:span text:style-name="T7">Anna University</text:span><text:span text:style-name="T6">,</text:span><text:span text:style-name="T8">Chennai</text:span><text:span text:style-name="T6"> May 20</text:span><text:span text:style-name="T7">08</text:span><text:span text:style-name="T6"><text:line-break/></text:span><text:span text:style-name="T13">Cumulative GPA: </text:span><text:span text:style-name="T14">7.7</text:span></text:p>
      <text:h text:style-name="P27" text:outline-level="3">Experience</text:h>
      <text:section text:style-name="Sect1" text:name="Section1">
        <text:p text:style-name="P22"><text:span text:style-name="T23">Specialist Grade I<text:line-break/></text:span><text:span text:style-name="T9">Mercedes Benz Research and Development India,Bangalore,</text:span><text:span text:style-name="T10">India</text:span></text:p>
        <text:p text:style-name="P21"><text:span text:style-name="T5">Asssignment </text:span><text:span text:style-name="T15">@ Daimler,Stuttgart: </text:span></text:p>
        <table:table table:name="OnsiteAssignment" table:style-name="OnsiteAssignment">
          <table:table-column table:style-name="OnsiteAssignment.A"/>
          <table:table-column table:style-name="OnsiteAssignment.B"/>
          <table:table-column table:style-name="OnsiteAssignment.A"/>
          <table:table-column table:style-name="OnsiteAssignment.D"/>
          <table:table-row>
            <table:table-cell table:style-name="OnsiteAssignment.A1" table:number-columns-spanned="2" office:value-type="string">
              <text:p text:style-name="P32">2014</text:p>
            </table:table-cell>
            <table:covered-table-cell/>
            <table:table-cell table:style-name="OnsiteAssignment.C1" table:number-columns-spanned="2" office:value-type="string">
              <text:p text:style-name="P30">2015</text:p>
            </table:table-cell>
            <table:covered-table-cell/>
          </table:table-row>
          <table:table-row>
            <table:table-cell table:style-name="OnsiteAssignment.A2" office:value-type="string">
              <text:p text:style-name="P31">Mar-Jun</text:p>
            </table:table-cell>
            <table:table-cell table:style-name="OnsiteAssignment.A2" office:value-type="string">
              <text:p text:style-name="P31">Sep-Dec</text:p>
            </table:table-cell>
            <table:table-cell table:style-name="OnsiteAssignment.A2" office:value-type="string">
              <text:p text:style-name="P29">Mar-Jun</text:p>
            </table:table-cell>
            <table:table-cell table:style-name="OnsiteAssignment.D2" office:value-type="string">
              <text:p text:style-name="P31">Oct-Dec</text:p>
            </table:table-cell>
          </table:table-row>
        </table:table>
        <text:p text:style-name="P21"><text:span text:style-name="T15"><text:s text:c="2"/></text:span></text:p>
        <text:p text:style-name="P25"><text:span text:style-name="T23">Sep</text:span> 2013 – <text:span text:style-name="T23">Till Date</text:span> </text:p>
        <text:p text:style-name="P13"/>
        <text:p text:style-name="P13"/>
      </text:section>
      <text:list xml:id="list3153509027677352335" text:style-name="L1">
        <text:list-item>
          <text:p text:style-name="P11">Development/<text:span text:style-name="T29">Testing</text:span> of Test Scripts for <text:span text:style-name="T26">Engine </text:span>ECU <text:span text:style-name="T34">Sensor Diagnostic </text:span>Function<text:span text:style-name="T30">s</text:span> <text:s/>in Provetech:TA for dSpace HiL Environment</text:p>
          <text:p text:style-name="P11"/>
        </text:list-item>
      </text:list>
      <text:section text:style-name="Sect1" text:name="Section2">
        <text:p text:style-name="P24"><text:span text:style-name="T20">Senior Software Engineer<text:line-break/></text:span><text:span text:style-name="T10">Robert Bosch Engineering and Business Solutions,Coimbatore,India</text:span></text:p>
        <text:p text:style-name="P1"><text:span text:style-name="T3">Feb</text:span><text:span text:style-name="T1"> 201</text:span><text:span text:style-name="T2">1 </text:span><text:span text:style-name="T1">– </text:span><text:span text:style-name="T3">Sep </text:span><text:span text:style-name="T1">201</text:span><text:span text:style-name="T2">3</text:span><text:span text:style-name="T1"> </text:span></text:p>
      </text:section>
      <text:list xml:id="list214425076465290" text:continue-numbering="true" text:style-name="L1">
        <text:list-item>
          <text:p text:style-name="P12"><text:s/><text:span text:style-name="T25">Development of Engine ECU Functions using ASCET </text:span></text:p>
        </text:list-item>
        <text:list-item>
          <text:p text:style-name="P14">Data to Model Tool Development and Various Automation Activities</text:p>
        </text:list-item>
        <text:list-item>
          <text:p text:style-name="P14"/>
        </text:list-item>
      </text:list>
      <text:section text:style-name="Sect1" text:name="Section4">
        <text:p text:style-name="P23"><text:span text:style-name="T19">Graduate Engineer Trainee<text:line-break/></text:span><text:span text:style-name="T11">Automotive Infotronics ( A Joint Venture between Continental AG &amp; Ashok Leyland),Chennai,</text:span><text:span text:style-name="T12">India</text:span></text:p>
        <text:p text:style-name="P2"><text:span text:style-name="T4">Mar</text:span><text:span text:style-name="T1"> 201</text:span><text:span text:style-name="T4">0</text:span><text:span text:style-name="T2"> </text:span><text:span text:style-name="T1">– </text:span><text:span text:style-name="T4">Feb</text:span><text:span text:style-name="T3"> </text:span><text:span text:style-name="T1">201</text:span><text:span text:style-name="T4">1</text:span><text:span text:style-name="T1"> </text:span></text:p>
      </text:section>
      <text:list xml:id="list214425547521110" text:continue-numbering="true" text:style-name="L1">
        <text:list-item>
          <text:p text:style-name="P8">Application Layer Development for Intelligent Tire System Display in LogiCAD and Black Box Testing of BCU</text:p>
          <text:p text:style-name="P9"/>
        </text:list-item>
      </text:list>
      <text:h text:style-name="P28" text:outline-level="3">Skills</text:h>
      <text:list xml:id="list3772967897346721625" text:style-name="L2">
        <text:list-item>
          <text:p text:style-name="P15">ECU Function Modeling,Code Development, Tool Development, Test script Development and <text:span text:style-name="T31">Automation </text:span>Testing</text:p>
        </text:list-item>
        <text:list-item>
          <text:p text:style-name="P16">Modeling Tools – ASCET, LogiCAD, MATLAB<text:span text:style-name="T28">( simulink and StateFlow)</text:span></text:p>
        </text:list-item>
        <text:list-item>
          <text:p text:style-name="P17"><text:soft-page-break/>Languages – C, Embedded C, Perl, Python, VBA</text:p>
        </text:list-item>
        <text:list-item>
          <text:p text:style-name="P18">Tools – ProveTech:TA , <text:span text:style-name="T32">INCA</text:span></text:p>
        </text:list-item>
        <text:list-item>
          <text:p text:style-name="P19">Additional Skills – Git, Django,<text:span text:style-name="T33">D</text:span>3<text:span text:style-name="T33">js,HTML</text:span></text:p>
        </text:list-item>
        <text:list-item>
          <text:p text:style-name="P20">OS – Linux Flavors, OS X, Window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columns fo:column-count="2">
          <style:column style:rel-width="3456*" fo:start-indent="0in" fo:end-indent="0in"/>
          <style:column style:rel-width="6516*" fo:start-indent="0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5T20:39:41.794305645</meta:creation-date>
    <meta:editing-duration>PT1H23M3S</meta:editing-duration>
    <meta:editing-cycles>57</meta:editing-cycles>
    <meta:generator>LibreOffice/5.0.0.5$Linux_X86_64 LibreOffice_project/00$Build-5</meta:generator>
    <dc:title>Resume</dc:title>
    <meta:initial-creator>Inglourious </meta:initial-creator>
    <dc:date>2016-02-16T21:44:24.457811326</dc:date>
    <dc:creator>Inglourious </dc:creator>
    <meta:document-statistic meta:table-count="1" meta:image-count="0" meta:object-count="0" meta:page-count="2" meta:paragraph-count="37" meta:word-count="186" meta:character-count="1348" meta:non-whitespace-character-count="1191"/>
    <meta:template xlink:type="simple" xlink:actuate="onRequest" xlink:title="Resume" xlink:href="../../../../usr/lib64/libreoffice/share/template/common/personal/Resume1page.ott" meta:date="2015-12-15T20:39:41.718971009"/>
  </office:meta>
</office:document-meta>
</file>